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6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44cm" svg:height="2.944cm" svg:x="1.531cm" svg:y="1.53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945cm" svg:height="2.944cm" svg:x="13.123cm" svg:y="1.535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46cm" svg:height="2.946cm" svg:x="7.326cm" svg:y="7.385cm">
          <text:p text:style-name="P1"><text:span text:style-name="T1">Loan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944cm" svg:height="2.944cm" svg:x="1.535cm" svg:y="7.383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479cm" svg:y1="8.855cm" svg:x2="7.326cm" svg:y2="8.858cm" draw:start-shape="id1" draw:start-glue-point="1" draw:end-shape="id2" draw:end-glue-point="3" svg:d="M4479 8855l2847 3" svg:viewBox="0 0 2848 4">
          <text:p/>
        </draw:connector>
        <draw:custom-shape draw:style-name="gr5" draw:text-style-name="P2" xml:id="id4" draw:id="id4" draw:layer="layout" svg:width="2.945cm" svg:height="2.946cm" svg:x="13.123cm" svg:y="7.38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945cm" svg:height="2.944cm" svg:x="13.123cm" svg:y="13.182cm">
          <text:p text:style-name="P1"><text:span text:style-name="T1">ItemTyp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007cm" svg:y1="7.383cm" svg:x2="3.003cm" svg:y2="4.479cm" draw:start-shape="id1" draw:end-shape="id3" draw:end-glue-point="2" svg:d="M3007 7383l-4-2904" svg:viewBox="0 0 5 2905">
          <text:p/>
        </draw:connector>
        <draw:connector draw:style-name="gr4" draw:text-style-name="P1" draw:layer="layout" draw:type="line" svg:x1="10.272cm" svg:y1="8.858cm" svg:x2="13.123cm" svg:y2="8.858cm" draw:start-shape="id2" draw:start-glue-point="1" draw:end-shape="id4" draw:end-glue-point="3" svg:d="M10272 8858h2851" svg:viewBox="0 0 2852 1">
          <text:p/>
        </draw:connector>
        <draw:connector draw:style-name="gr4" draw:text-style-name="P1" draw:layer="layout" draw:type="line" svg:x1="14.595cm" svg:y1="4.479cm" svg:x2="14.595cm" svg:y2="7.385cm" draw:start-shape="id5" draw:end-shape="id4" draw:end-glue-point="0" svg:d="M14595 4479v2906" svg:viewBox="0 0 1 2907">
          <text:p/>
        </draw:connector>
        <draw:custom-shape draw:style-name="gr6" draw:text-style-name="P2" xml:id="id6" draw:id="id6" draw:layer="layout" svg:width="3.005cm" svg:height="2.923cm" svg:x="19.383cm" svg:y="7.399cm">
          <text:p text:style-name="P1"><text:span text:style-name="T1">TestIte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68cm" svg:y1="8.858cm" svg:x2="19.383cm" svg:y2="8.86cm" draw:start-shape="id4" draw:start-glue-point="1" draw:end-shape="id6" draw:end-glue-point="3" svg:d="M16068 8858l3315 2" svg:viewBox="0 0 3316 3">
          <text:p/>
        </draw:connector>
        <draw:custom-shape draw:style-name="gr7" draw:text-style-name="P2" xml:id="id7" draw:id="id7" draw:layer="layout" svg:width="3.006cm" svg:height="2.923cm" svg:x="25.299cm" svg:y="7.399cm">
          <text:p text:style-name="P1"><text:span text:style-name="T1">PATTes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88cm" svg:y1="8.86cm" svg:x2="25.299cm" svg:y2="8.86cm" draw:start-shape="id6" draw:end-shape="id7" draw:end-glue-point="3" svg:d="M22388 8860h2911" svg:viewBox="0 0 2912 1">
          <text:p/>
        </draw:connector>
        <draw:custom-shape draw:style-name="gr8" draw:text-style-name="P1" draw:layer="layout" svg:width="0.889cm" svg:height="0.889cm" svg:x="24.375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455cm" svg:height="0.962cm" svg:x="22.168cm" svg:y="8.103cm">
          <draw:text-box>
            <text:p>1..*</text:p>
          </draw:text-box>
        </draw:frame>
        <draw:custom-shape draw:style-name="gr8" draw:text-style-name="P1" draw:layer="layout" svg:width="0.889cm" svg:height="0.889cm" svg:x="18.475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455cm" svg:height="0.962cm" svg:x="15.969cm" svg:y="8.103cm">
          <draw:text-box>
            <text:p>1..*</text:p>
          </draw:text-box>
        </draw:frame>
        <draw:frame draw:style-name="gr9" draw:layer="layout" svg:width="1.455cm" svg:height="0.962cm" svg:x="11.87cm" svg:y="8.103cm">
          <draw:text-box>
            <text:p>1..*</text:p>
          </draw:text-box>
        </draw:frame>
        <draw:custom-shape draw:style-name="gr8" draw:text-style-name="P1" draw:layer="layout" svg:width="0.889cm" svg:height="0.889cm" svg:x="10.311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" svg:x1="14.595cm" svg:y1="13.182cm" svg:x2="14.595cm" svg:y2="10.331cm" draw:start-shape="id8" draw:start-glue-point="0" draw:end-shape="id4" draw:end-glue-point="2" svg:d="M14595 13182v-2851" svg:viewBox="0 0 1 2852">
          <text:p/>
        </draw:connector>
        <draw:custom-shape draw:style-name="gr8" draw:text-style-name="P1" draw:layer="layout" svg:width="0.889cm" svg:height="0.889cm" svg:x="14.139cm" svg:y="4.4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455cm" svg:height="0.962cm" svg:x="14.47cm" svg:y="6.603cm">
          <draw:text-box>
            <text:p>1..*</text:p>
          </draw:text-box>
        </draw:frame>
        <draw:custom-shape draw:style-name="gr8" draw:text-style-name="P1" draw:layer="layout" svg:width="0.889cm" svg:height="0.889cm" svg:x="4.511cm" svg:y="8.4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455cm" svg:height="0.962cm" svg:x="6.071cm" svg:y="8.103cm">
          <draw:text-box>
            <text:p>1..*</text:p>
          </draw:text-box>
        </draw:frame>
        <draw:frame draw:style-name="gr9" draw:layer="layout" svg:width="1.455cm" svg:height="0.962cm" svg:x="1.572cm" svg:y="4.603cm">
          <draw:text-box>
            <text:p>1..*</text:p>
          </draw:text-box>
        </draw:frame>
        <draw:frame draw:style-name="gr11" draw:layer="layout" svg:width="0.853cm" svg:height="0.962cm" svg:x="2.173cm" svg:y="6.603cm">
          <draw:text-box>
            <text:p>1</text:p>
          </draw:text-box>
        </draw:frame>
        <draw:frame draw:style-name="gr12" draw:text-style-name="P3" draw:layer="layout" svg:width="2.991cm" svg:height="1.673cm" svg:x="3.032cm" svg:y="5.189cm">
          <draw:text-box>
            <text:p><text:span text:style-name="T2">A Customer </text:span></text:p>
            <text:p><text:span text:style-name="T2">can have </text:span></text:p>
            <text:p><text:span text:style-name="T2">Many Loans</text:span></text:p>
          </draw:text-box>
        </draw:frame>
        <draw:frame draw:style-name="gr12" draw:text-style-name="P3" draw:layer="layout" svg:width="2.843cm" svg:height="2.147cm" svg:x="4.732cm" svg:y="9.19cm">
          <draw:text-box>
            <text:p><text:span text:style-name="T2">A Loan </text:span></text:p>
            <text:p><text:span text:style-name="T2">can have </text:span></text:p>
            <text:p><text:span text:style-name="T2">many </text:span></text:p>
            <text:p><text:span text:style-name="T2">Loan Item's</text:span></text:p>
          </draw:text-box>
        </draw:frame>
        <draw:frame draw:style-name="gr12" draw:text-style-name="P3" draw:layer="layout" svg:width="3.021cm" svg:height="2.147cm" svg:x="10.333cm" svg:y="6.191cm">
          <draw:text-box>
            <text:p><text:span text:style-name="T2">Many Item's </text:span></text:p>
            <text:p><text:span text:style-name="T2">can have 1 </text:span></text:p>
            <text:p><text:span text:style-name="T2">Loan Item </text:span></text:p>
            <text:p><text:span text:style-name="T2">each</text:span></text:p>
          </draw:text-box>
        </draw:frame>
        <draw:frame draw:style-name="gr12" draw:text-style-name="P3" draw:layer="layout" svg:width="2.826cm" svg:height="1.673cm" svg:x="15.034cm" svg:y="5.192cm">
          <draw:text-box>
            <text:p><text:span text:style-name="T2">A Location </text:span></text:p>
            <text:p><text:span text:style-name="T2">can have </text:span></text:p>
            <text:p><text:span text:style-name="T2">many Items</text:span></text:p>
          </draw:text-box>
        </draw:frame>
        <draw:frame draw:style-name="gr12" draw:text-style-name="P3" draw:layer="layout" svg:width="2.902cm" svg:height="2.147cm" svg:x="16.234cm" svg:y="9.193cm">
          <draw:text-box>
            <text:p><text:span text:style-name="T2">Many Item's</text:span></text:p>
            <text:p><text:span text:style-name="T2">can have 1 </text:span></text:p>
            <text:p><text:span text:style-name="T2">Test Item</text:span></text:p>
            <text:p><text:span text:style-name="T2">each</text:span></text:p>
          </draw:text-box>
        </draw:frame>
        <draw:frame draw:style-name="gr12" draw:text-style-name="P3" draw:layer="layout" svg:width="2.631cm" svg:height="2.147cm" svg:x="22.534cm" svg:y="9.194cm">
          <draw:text-box>
            <text:p><text:span text:style-name="T2">A PAT Test</text:span></text:p>
            <text:p><text:span text:style-name="T2">can have </text:span></text:p>
            <text:p><text:span text:style-name="T2">multiple </text:span></text:p>
            <text:p><text:span text:style-name="T2">Test Items</text:span></text:p>
          </draw:text-box>
        </draw:frame>
        <draw:frame draw:style-name="gr13" draw:layer="layout" svg:width="0.502cm" svg:height="0.962cm" svg:x="19.796cm" svg:y="14.589cm">
          <draw:text-box>
            <text:p/>
          </draw:text-box>
        </draw:frame>
        <draw:frame draw:style-name="gr12" draw:text-style-name="P3" draw:layer="layout" svg:width="2.894cm" svg:height="1.673cm" svg:x="11.434cm" svg:y="10.794cm">
          <draw:text-box>
            <text:p><text:span text:style-name="T2">An Item has</text:span></text:p>
            <text:p><text:span text:style-name="T2">a specific </text:span></text:p>
            <text:p><text:span text:style-name="T2">Item 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8:40:26.396735000</meta:creation-date>
    <dc:date>2014-11-26T10:39:27.641000000</dc:date>
    <meta:editing-duration>PT18M52S</meta:editing-duration>
    <meta:editing-cycles>5</meta:editing-cycles>
    <meta:generator>LibreOffice/4.2.5.2$Windows_x86 LibreOffice_project/61cb170a04bb1f12e77c884eab9192be736ec5f5</meta:generator>
    <meta:document-statistic meta:object-count="35"/>
  </office:meta>
</office:document-meta>
</file>